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top"/>
    </style:style>
    <style:style style:name="gr2" style:family="graphic" style:parent-style-name="standard">
      <style:graphic-properties draw:marker-end="Small_20_Arrow" svg:stroke-linecap="squar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7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6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36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style:text-underline-style="non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4.6cm" svg:height="6.4cm" svg:x="15.8cm" svg:y="3cm">
          <text:p text:style-name="P1"><text:span text:style-name="T1">FT245_Rx</text:span></text:p>
        </draw:rect>
        <draw:rect draw:style-name="gr1" draw:text-style-name="P2" draw:layer="layout" svg:width="4.6cm" svg:height="6.5cm" svg:x="15.9cm" svg:y="10.4cm">
          <text:p text:style-name="P1"><text:span text:style-name="T1">FT245_Tx</text:span></text:p>
        </draw:rect>
        <draw:rect draw:style-name="gr1" draw:text-style-name="P2" draw:layer="layout" svg:width="4.6cm" svg:height="4.7cm" svg:x="6.6cm" svg:y="3.1cm">
          <text:p text:style-name="P1"><text:span text:style-name="T1">FIFO_Rx</text:span></text:p>
        </draw:rect>
        <draw:custom-shape draw:style-name="gr2" draw:text-style-name="P3" xml:id="id1" draw:id="id1" draw:layer="layout" svg:width="2.4cm" svg:height="0.6cm" svg:x="26.1cm" svg:y="9.4cm">
          <text:p text:style-name="P3"><text:span text:style-name="T2">DIN</text:span>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3.3cm" svg:height="1.9cm" svg:x="17.2cm" svg:y="4.2cm">
          <draw:text-box>
            <text:p/>
          </draw:text-box>
        </draw:frame>
        <draw:frame draw:style-name="gr4" draw:text-style-name="P4" draw:layer="layout" svg:width="1.3cm" svg:height="0.64cm" svg:x="19cm" svg:y="3.881cm">
          <draw:text-box>
            <text:p text:style-name="P4"><text:span text:style-name="T3">clk</text:span></text:p>
          </draw:text-box>
        </draw:frame>
        <draw:frame draw:style-name="gr4" draw:text-style-name="P4" draw:layer="layout" svg:width="1.3cm" svg:height="0.64cm" svg:x="19cm" svg:y="4.481cm">
          <draw:text-box>
            <text:p text:style-name="P4"><text:span text:style-name="T3">rst</text:span></text:p>
          </draw:text-box>
        </draw:frame>
        <draw:frame draw:style-name="gr4" draw:text-style-name="P4" xml:id="id2" draw:id="id2" draw:layer="layout" svg:width="1.3cm" svg:height="0.64cm" svg:x="19cm" svg:y="5.081cm">
          <draw:text-box>
            <text:p text:style-name="P4"><text:span text:style-name="T3">DIN</text:span></text:p>
          </draw:text-box>
        </draw:frame>
        <draw:frame draw:style-name="gr5" draw:text-style-name="P4" xml:id="id4" draw:id="id4" draw:layer="layout" svg:width="1.7cm" svg:height="1.029cm" svg:x="15.8cm" svg:y="7.587cm">
          <draw:text-box>
            <text:p text:style-name="P4"><text:span text:style-name="T3">rd_en</text:span></text:p>
          </draw:text-box>
        </draw:frame>
        <draw:frame draw:style-name="gr5" draw:text-style-name="P4" xml:id="id6" draw:id="id6" draw:layer="layout" svg:width="1.7cm" svg:height="1.029cm" svg:x="18.7cm" svg:y="6.088cm">
          <draw:text-box>
            <text:p text:style-name="P4"><text:span text:style-name="T3">RXFn</text:span></text:p>
          </draw:text-box>
        </draw:frame>
        <draw:connector draw:style-name="gr6" draw:text-style-name="P5" draw:layer="layout" draw:line-skew="2.501cm" svg:x1="26.1cm" svg:y1="9.7cm" svg:x2="20.3cm" svg:y2="5.401cm" draw:start-shape="id1" draw:start-glue-point="3" draw:end-shape="id2" draw:end-glue-point="1" svg:d="M26100 9700h-400v-4299h-5400">
          <text:p/>
        </draw:connector>
        <draw:connector draw:style-name="gr6" draw:text-style-name="P5" draw:layer="layout" svg:x1="3.7cm" svg:y1="8.402cm" svg:x2="15.8cm" svg:y2="8.101cm" draw:start-shape="id3" draw:start-glue-point="1" draw:end-shape="id4" svg:d="M3700 8402h6051v-301h6049">
          <text:p/>
        </draw:connector>
        <draw:custom-shape draw:style-name="gr7" draw:text-style-name="P3" xml:id="id5" draw:id="id5" draw:layer="layout" svg:width="2.4cm" svg:height="0.6cm" svg:x="22.7cm" svg:y="6.702cm">
          <text:p text:style-name="P3"><text:span text:style-name="T2">RXFn</text:span>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22.7cm" svg:y1="7.002cm" svg:x2="20.4cm" svg:y2="6.602cm" draw:start-shape="id5" draw:start-glue-point="3" draw:end-shape="id6" svg:d="M22700 7002h-1151v-400h-1149">
          <text:p/>
        </draw:connector>
        <draw:custom-shape draw:style-name="gr7" draw:text-style-name="P3" xml:id="id3" draw:id="id3" draw:layer="layout" svg:width="2.4cm" svg:height="0.6cm" svg:x="1.3cm" svg:y="8.102cm">
          <text:p text:style-name="P3"><text:span text:style-name="T2">rd_en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3cm" svg:height="0.64cm" svg:x="19cm" svg:y="11.181cm">
          <draw:text-box>
            <text:p text:style-name="P4"><text:span text:style-name="T3">clk</text:span></text:p>
          </draw:text-box>
        </draw:frame>
        <draw:frame draw:style-name="gr4" draw:text-style-name="P4" draw:layer="layout" svg:width="1.3cm" svg:height="0.64cm" svg:x="19cm" svg:y="11.781cm">
          <draw:text-box>
            <text:p text:style-name="P4"><text:span text:style-name="T3">rst</text:span></text:p>
          </draw:text-box>
        </draw:frame>
        <draw:frame draw:style-name="gr8" draw:text-style-name="P4" xml:id="id7" draw:id="id7" draw:layer="layout" svg:width="1.5cm" svg:height="0.64cm" svg:x="19cm" svg:y="12.381cm">
          <draw:text-box>
            <text:p text:style-name="P4"><text:span text:style-name="T3">DATA</text:span></text:p>
          </draw:text-box>
        </draw:frame>
        <draw:frame draw:style-name="gr5" draw:text-style-name="P4" xml:id="id9" draw:id="id9" draw:layer="layout" svg:width="1.8cm" svg:height="1.029cm" svg:x="15.9cm" svg:y="15.088cm">
          <draw:text-box>
            <text:p text:style-name="P4"><text:span text:style-name="T3">wr_en</text:span></text:p>
          </draw:text-box>
        </draw:frame>
        <draw:connector draw:style-name="gr6" draw:text-style-name="P5" draw:layer="layout" svg:x1="26.1cm" svg:y1="9.7cm" svg:x2="20.5cm" svg:y2="12.701cm" draw:start-shape="id1" draw:start-glue-point="3" draw:end-shape="id7" draw:end-glue-point="1" svg:d="M26100 9700h-2801v3001h-2799">
          <text:p/>
        </draw:connector>
        <draw:custom-shape draw:style-name="gr7" draw:text-style-name="P3" xml:id="id8" draw:id="id8" draw:layer="layout" svg:width="2.4cm" svg:height="0.6cm" svg:x="1.3cm" svg:y="16.4cm">
          <text:p text:style-name="P3"><text:span text:style-name="T2">wr_en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3.7cm" svg:y1="16.7cm" svg:x2="15.9cm" svg:y2="15.602cm" draw:start-shape="id8" draw:start-glue-point="1" draw:end-shape="id9" draw:end-glue-point="3" svg:d="M3700 16700h6101v-1098h6099">
          <text:p/>
        </draw:connector>
        <draw:frame draw:style-name="gr5" draw:text-style-name="P4" xml:id="id11" draw:id="id11" draw:layer="layout" svg:width="1.8cm" svg:height="1.029cm" svg:x="18.7cm" svg:y="13.389cm">
          <draw:text-box>
            <text:p text:style-name="P4"><text:span text:style-name="T3">TXEn</text:span></text:p>
          </draw:text-box>
        </draw:frame>
        <draw:custom-shape draw:style-name="gr7" draw:text-style-name="P3" xml:id="id10" draw:id="id10" draw:layer="layout" svg:width="2.4cm" svg:height="0.6cm" svg:x="22.7cm" svg:y="13.9cm">
          <text:p text:style-name="P3"><text:span text:style-name="T2">TXEn</text:span>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22.7cm" svg:y1="14.2cm" svg:x2="20.5cm" svg:y2="13.903cm" draw:start-shape="id10" draw:start-glue-point="3" draw:end-shape="id11" draw:end-glue-point="1" svg:d="M22700 14200h-1101v-297h-1099">
          <text:p/>
        </draw:connector>
        <draw:frame draw:style-name="gr4" draw:text-style-name="P4" xml:id="id15" draw:id="id15" draw:layer="layout" svg:width="1.3cm" svg:height="0.64cm" svg:x="15.9cm" svg:y="12.381cm">
          <draw:text-box>
            <text:p text:style-name="P4"><text:span text:style-name="T3">DIN</text:span></text:p>
          </draw:text-box>
        </draw:frame>
        <draw:frame draw:style-name="gr4" draw:text-style-name="P4" draw:layer="layout" svg:width="1.3cm" svg:height="0.64cm" svg:x="19cm" svg:y="5.081cm">
          <draw:text-box>
            <text:p text:style-name="P4"><text:span text:style-name="T3">DIN</text:span></text:p>
          </draw:text-box>
        </draw:frame>
        <draw:frame draw:style-name="gr9" draw:text-style-name="P4" xml:id="id12" draw:id="id12" draw:layer="layout" svg:width="2.4cm" svg:height="1.418cm" svg:x="15.9cm" svg:y="12.895cm">
          <draw:text-box>
            <text:p text:style-name="P4"><text:span text:style-name="T3">TX_DONE_TICK</text:span></text:p>
          </draw:text-box>
        </draw:frame>
        <draw:line draw:style-name="gr10" draw:text-style-name="P5" draw:layer="layout" svg:x1="22.1cm" svg:y1="1cm" svg:x2="22cm" svg:y2="20cm">
          <text:p/>
        </draw:line>
        <draw:frame draw:style-name="gr11" draw:layer="layout" svg:width="5.3cm" svg:height="1.6cm" svg:x="22.9cm" svg:y="1.3cm">
          <draw:text-box>
            <text:p text:style-name="P5">Exterior</text:p>
          </draw:text-box>
        </draw:frame>
        <draw:frame draw:style-name="gr11" draw:layer="layout" svg:width="5.3cm" svg:height="1.6cm" svg:x="11.1cm" svg:y="1.3cm">
          <draw:text-box>
            <text:p text:style-name="P5">FT245</text:p>
          </draw:text-box>
        </draw:frame>
        <draw:frame draw:style-name="gr4" draw:text-style-name="P4" draw:layer="layout" svg:width="1.3cm" svg:height="0.64cm" svg:x="6.6cm" svg:y="3.881cm">
          <draw:text-box>
            <text:p text:style-name="P4"><text:span text:style-name="T3">clk</text:span></text:p>
          </draw:text-box>
        </draw:frame>
        <draw:frame draw:style-name="gr12" draw:text-style-name="P4" draw:layer="layout" svg:width="1.3cm" svg:height="0.64cm" svg:x="6.6cm" svg:y="4.471cm">
          <draw:text-box>
            <text:p text:style-name="P4"><text:span text:style-name="T3">rst</text:span></text:p>
          </draw:text-box>
        </draw:frame>
        <draw:frame draw:style-name="gr5" draw:text-style-name="P4" xml:id="id17" draw:id="id17" draw:layer="layout" svg:width="1.8cm" svg:height="1.029cm" svg:x="9.4cm" svg:y="5.677cm">
          <draw:text-box>
            <text:p text:style-name="P4"><text:span text:style-name="T3">PUSH</text:span></text:p>
          </draw:text-box>
        </draw:frame>
        <draw:frame draw:style-name="gr5" draw:text-style-name="P4" draw:layer="layout" svg:width="1.8cm" svg:height="1.029cm" svg:x="6.6cm" svg:y="6.078cm">
          <draw:text-box>
            <text:p text:style-name="P4"><text:span text:style-name="T3">FULL</text:span></text:p>
          </draw:text-box>
        </draw:frame>
        <draw:frame draw:style-name="gr5" draw:text-style-name="P4" xml:id="id33" draw:id="id33" draw:layer="layout" svg:width="1.8cm" svg:height="1.029cm" svg:x="6.6cm" svg:y="5.478cm">
          <draw:text-box>
            <text:p text:style-name="P4"><text:span text:style-name="T3">POP</text:span></text:p>
          </draw:text-box>
        </draw:frame>
        <draw:frame draw:style-name="gr5" draw:text-style-name="P4" xml:id="id30" draw:id="id30" draw:layer="layout" svg:width="1.8cm" svg:height="1.029cm" svg:x="6.6cm" svg:y="6.679cm">
          <draw:text-box>
            <text:p text:style-name="P4"><text:span text:style-name="T3">EMPTY</text:span></text:p>
          </draw:text-box>
        </draw:frame>
        <draw:frame draw:style-name="gr5" draw:text-style-name="P4" xml:id="id35" draw:id="id35" draw:layer="layout" svg:width="1.8cm" svg:height="1.029cm" svg:x="6.6cm" svg:y="4.879cm">
          <draw:text-box>
            <text:p text:style-name="P4"><text:span text:style-name="T3">DOUT</text:span></text:p>
          </draw:text-box>
        </draw:frame>
        <draw:frame draw:style-name="gr5" draw:text-style-name="P4" xml:id="id18" draw:id="id18" draw:layer="layout" svg:width="1.8cm" svg:height="1.029cm" svg:x="9.4cm" svg:y="4.68cm">
          <draw:text-box>
            <text:p text:style-name="P4"><text:span text:style-name="T3">DIN</text:span></text:p>
          </draw:text-box>
        </draw:frame>
        <draw:rect draw:style-name="gr1" draw:text-style-name="P2" draw:layer="layout" svg:width="4.6cm" svg:height="4.7cm" svg:x="6.6cm" svg:y="10.6cm">
          <text:p text:style-name="P1"><text:span text:style-name="T1">FIFO_Tx</text:span></text:p>
        </draw:rect>
        <draw:frame draw:style-name="gr4" draw:text-style-name="P4" draw:layer="layout" svg:width="1.3cm" svg:height="0.64cm" svg:x="6.6cm" svg:y="11.381cm">
          <draw:text-box>
            <text:p text:style-name="P4"><text:span text:style-name="T3">clk</text:span></text:p>
          </draw:text-box>
        </draw:frame>
        <draw:frame draw:style-name="gr12" draw:text-style-name="P4" draw:layer="layout" svg:width="1.3cm" svg:height="0.64cm" svg:x="6.6cm" svg:y="11.971cm">
          <draw:text-box>
            <text:p text:style-name="P4"><text:span text:style-name="T3">rst</text:span></text:p>
          </draw:text-box>
        </draw:frame>
        <draw:frame draw:style-name="gr5" draw:text-style-name="P4" xml:id="id13" draw:id="id13" draw:layer="layout" svg:width="1.8cm" svg:height="1.029cm" svg:x="9.4cm" svg:y="13.077cm">
          <draw:text-box>
            <text:p text:style-name="P4"><text:span text:style-name="T3">POP</text:span></text:p>
          </draw:text-box>
        </draw:frame>
        <draw:frame draw:style-name="gr5" draw:text-style-name="P4" xml:id="id29" draw:id="id29" draw:layer="layout" svg:width="1.8cm" svg:height="1.029cm" svg:x="6.6cm" svg:y="13.578cm">
          <draw:text-box>
            <text:p text:style-name="P4"><text:span text:style-name="T3">FULL</text:span></text:p>
          </draw:text-box>
        </draw:frame>
        <draw:frame draw:style-name="gr5" draw:text-style-name="P4" xml:id="id27" draw:id="id27" draw:layer="layout" svg:width="1.8cm" svg:height="1.029cm" svg:x="6.6cm" svg:y="12.978cm">
          <draw:text-box>
            <text:p text:style-name="P4"><text:span text:style-name="T3">PUSH</text:span></text:p>
          </draw:text-box>
        </draw:frame>
        <draw:frame draw:style-name="gr5" draw:text-style-name="P4" xml:id="id37" draw:id="id37" draw:layer="layout" svg:width="1.8cm" svg:height="1.029cm" svg:x="6.6cm" svg:y="14.179cm">
          <draw:text-box>
            <text:p text:style-name="P4"><text:span text:style-name="T3">EMPTY</text:span></text:p>
          </draw:text-box>
        </draw:frame>
        <draw:frame draw:style-name="gr5" draw:text-style-name="P4" xml:id="id25" draw:id="id25" draw:layer="layout" svg:width="1.8cm" svg:height="1.029cm" svg:x="6.6cm" svg:y="12.379cm">
          <draw:text-box>
            <text:p text:style-name="P4"><text:span text:style-name="T3">DIN</text:span></text:p>
          </draw:text-box>
        </draw:frame>
        <draw:frame draw:style-name="gr5" draw:text-style-name="P4" xml:id="id14" draw:id="id14" draw:layer="layout" svg:width="1.8cm" svg:height="1.029cm" svg:x="9.4cm" svg:y="12.18cm">
          <draw:text-box>
            <text:p text:style-name="P4"><text:span text:style-name="T3">DOUT</text:span></text:p>
          </draw:text-box>
        </draw:frame>
        <draw:connector draw:style-name="gr6" draw:text-style-name="P5" draw:layer="layout" svg:x1="15.9cm" svg:y1="13.604cm" svg:x2="11.2cm" svg:y2="13.591cm" draw:start-shape="id12" draw:start-glue-point="3" draw:end-shape="id13" draw:end-glue-point="1" svg:d="M15900 13604h-2350v-13h-2350">
          <text:p/>
        </draw:connector>
        <draw:connector draw:style-name="gr6" draw:text-style-name="P5" draw:layer="layout" svg:x1="11.2cm" svg:y1="12.694cm" svg:x2="15.9cm" svg:y2="12.701cm" draw:start-shape="id14" draw:start-glue-point="1" draw:end-shape="id15" draw:end-glue-point="3" svg:d="M11200 12694h2350v7h2350">
          <text:p/>
        </draw:connector>
        <draw:frame draw:style-name="gr9" draw:text-style-name="P4" xml:id="id16" draw:id="id16" draw:layer="layout" svg:width="2.4cm" svg:height="1.418cm" svg:x="15.8cm" svg:y="5.495cm">
          <draw:text-box>
            <text:p text:style-name="P4"><text:span text:style-name="T3">RX_DONE_TICK</text:span></text:p>
          </draw:text-box>
        </draw:frame>
        <draw:connector draw:style-name="gr6" draw:text-style-name="P5" draw:layer="layout" svg:x1="15.8cm" svg:y1="6.204cm" svg:x2="11.2cm" svg:y2="6.191cm" draw:start-shape="id16" draw:start-glue-point="3" draw:end-shape="id17" draw:end-glue-point="1" svg:d="M15800 6204h-2300v-13h-2300">
          <text:p/>
        </draw:connector>
        <draw:frame draw:style-name="gr8" draw:text-style-name="P4" xml:id="id19" draw:id="id19" draw:layer="layout" svg:width="1.5cm" svg:height="0.64cm" svg:x="15.8cm" svg:y="4.881cm">
          <draw:text-box>
            <text:p text:style-name="P4"><text:span text:style-name="T3">DATA</text:span></text:p>
          </draw:text-box>
        </draw:frame>
        <draw:connector draw:style-name="gr6" draw:text-style-name="P5" draw:layer="layout" svg:x1="11.2cm" svg:y1="5.194cm" svg:x2="15.8cm" svg:y2="5.201cm" draw:start-shape="id18" draw:start-glue-point="1" draw:end-shape="id19" draw:end-glue-point="3" svg:d="M11200 5194h2300v7h2300">
          <text:p/>
        </draw:connector>
        <draw:frame draw:style-name="gr5" draw:text-style-name="P4" xml:id="id23" draw:id="id23" draw:layer="layout" svg:width="1.8cm" svg:height="1.029cm" svg:x="18.7cm" svg:y="14.09cm">
          <draw:text-box>
            <text:p text:style-name="P4"><text:span text:style-name="T3">WRn</text:span></text:p>
          </draw:text-box>
        </draw:frame>
        <draw:frame draw:style-name="gr9" draw:text-style-name="P4" draw:layer="layout" svg:width="1.8cm" svg:height="1.418cm" svg:x="15.9cm" svg:y="15.495cm">
          <draw:text-box>
            <text:p text:style-name="P4"><text:span text:style-name="T3">ready</text:span></text:p>
          </draw:text-box>
        </draw:frame>
        <draw:frame draw:style-name="gr9" draw:text-style-name="P4" draw:layer="layout" svg:width="1.8cm" svg:height="1.418cm" svg:x="15.8cm" svg:y="7.995cm">
          <draw:text-box>
            <text:p text:style-name="P4"><text:span text:style-name="T3">ready</text:span></text:p>
          </draw:text-box>
        </draw:frame>
        <draw:frame draw:style-name="gr5" draw:text-style-name="P4" xml:id="id21" draw:id="id21" draw:layer="layout" svg:width="1.7cm" svg:height="1.029cm" svg:x="18.7cm" svg:y="6.789cm">
          <draw:text-box>
            <text:p text:style-name="P4"><text:span text:style-name="T3">RDn</text:span></text:p>
          </draw:text-box>
        </draw:frame>
        <draw:custom-shape draw:style-name="gr7" draw:text-style-name="P3" xml:id="id20" draw:id="id20" draw:layer="layout" svg:width="2.4cm" svg:height="0.6cm" svg:x="22.7cm" svg:y="7.603cm">
          <text:p text:style-name="P3"><text:span text:style-name="T2">RDn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22.7cm" svg:y1="7.903cm" svg:x2="20.4cm" svg:y2="7.303cm" draw:start-shape="id20" draw:start-glue-point="3" draw:end-shape="id21" draw:end-glue-point="1" svg:d="M22700 7903h-1150v-600h-1150">
          <text:p/>
        </draw:connector>
        <draw:custom-shape draw:style-name="gr7" draw:text-style-name="P3" xml:id="id22" draw:id="id22" draw:layer="layout" svg:width="2.4cm" svg:height="0.6cm" svg:x="22.7cm" svg:y="14.801cm">
          <text:p text:style-name="P3"><text:span text:style-name="T2">WRn</text:span>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22.7cm" svg:y1="15.101cm" svg:x2="20.5cm" svg:y2="14.604cm" draw:start-shape="id22" draw:start-glue-point="3" draw:end-shape="id23" draw:end-glue-point="1" svg:d="M22700 15101h-1100v-497h-1100">
          <text:p/>
        </draw:connector>
        <draw:custom-shape draw:style-name="gr7" draw:text-style-name="P3" xml:id="id24" draw:id="id24" draw:layer="layout" svg:width="2.801cm" svg:height="0.6cm" svg:x="1.3cm" svg:y="12.604cm">
          <text:p text:style-name="P3"><text:span text:style-name="T2">DATA_tx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4.101cm" svg:y1="12.904cm" svg:x2="6.6cm" svg:y2="12.893cm" draw:start-shape="id24" draw:start-glue-point="1" draw:end-shape="id25" draw:end-glue-point="3" svg:d="M4101 12904h1250v-11h1249">
          <text:p/>
        </draw:connector>
        <draw:custom-shape draw:style-name="gr7" draw:text-style-name="P3" xml:id="id26" draw:id="id26" draw:layer="layout" svg:width="2.801cm" svg:height="0.6cm" svg:x="1.3cm" svg:y="13.505cm">
          <text:p text:style-name="P3"><text:span text:style-name="T2">PUSH_TX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4.101cm" svg:y1="13.805cm" svg:x2="6.6cm" svg:y2="13.492cm" draw:start-shape="id26" draw:start-glue-point="1" draw:end-shape="id27" draw:end-glue-point="3" svg:d="M4101 13805h1250v-313h1249">
          <text:p/>
        </draw:connector>
        <draw:custom-shape draw:style-name="gr7" draw:text-style-name="P3" xml:id="id28" draw:id="id28" draw:layer="layout" svg:width="3.2cm" svg:height="0.6cm" svg:x="1.3cm" svg:y="14.401cm">
          <text:p text:style-name="P3"><text:span text:style-name="T2">TX_FULL</text:span>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4.5cm" svg:y1="14.701cm" svg:x2="6.6cm" svg:y2="14.092cm" draw:start-shape="id28" draw:start-glue-point="1" draw:end-shape="id29" draw:end-glue-point="3" svg:d="M4500 14701h1051v-609h1049">
          <text:p/>
        </draw:connector>
        <draw:custom-shape draw:style-name="gr7" draw:text-style-name="P6" xml:id="id31" draw:id="id31" draw:layer="layout" svg:width="3.5cm" svg:height="0.6cm" svg:x="1.3cm" svg:y="7.002cm">
          <text:p text:style-name="P6"><text:span text:style-name="T2">RX_EMPTY</text:span>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6.6cm" svg:y1="7.193cm" svg:x2="4.8cm" svg:y2="7.302cm" draw:start-shape="id30" draw:start-glue-point="3" draw:end-shape="id31" draw:end-glue-point="1" svg:d="M6600 7193h-899v109h-901">
          <text:p/>
        </draw:connector>
        <draw:custom-shape draw:style-name="gr7" draw:text-style-name="P3" xml:id="id32" draw:id="id32" draw:layer="layout" svg:width="2.801cm" svg:height="0.6cm" svg:x="1.3cm" svg:y="5.806cm">
          <text:p text:style-name="P3"><text:span text:style-name="T2">POP_RX</text:span></text:p>
          <draw:enhanced-geometry svg:viewBox="0 0 21600 21600" draw:text-areas="0 0 21600 21600" draw:mirror-horizont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4.101cm" svg:y1="6.106cm" svg:x2="6.6cm" svg:y2="5.992cm" draw:start-shape="id32" draw:start-glue-point="1" draw:end-shape="id33" draw:end-glue-point="3" svg:d="M4101 6106h1250v-114h1249">
          <text:p/>
        </draw:connector>
        <draw:custom-shape draw:style-name="gr7" draw:text-style-name="P6" xml:id="id34" draw:id="id34" draw:layer="layout" svg:width="3.5cm" svg:height="0.6cm" svg:x="1.3cm" svg:y="4.803cm">
          <text:p text:style-name="P6"><text:span text:style-name="T2">DATA_rx</text:span>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svg:x1="4.8cm" svg:y1="5.103cm" svg:x2="6.6cm" svg:y2="5.393cm" draw:start-shape="id34" draw:start-glue-point="1" draw:end-shape="id35" draw:end-glue-point="3" svg:d="M4800 5103h901v290h899">
          <text:p/>
        </draw:connector>
        <draw:custom-shape draw:style-name="gr7" draw:text-style-name="P6" xml:id="id36" draw:id="id36" draw:layer="layout" svg:width="3.2cm" svg:height="0.6cm" svg:x="1.3cm" svg:y="15.302cm">
          <text:p text:style-name="P6"><text:span text:style-name="T2">TX_EMPTY</text:span>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7" draw:layer="layout" draw:line-skew="0.449cm" svg:x1="4.5cm" svg:y1="15.602cm" svg:x2="6.6cm" svg:y2="14.693cm" draw:start-shape="id36" draw:start-glue-point="1" draw:end-shape="id37" draw:end-glue-point="3" svg:d="M4500 15602h1500v-909h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Diego Cobos Marcos</meta:initial-creator>
    <meta:creation-date>2025-06-26T09:21:20.38</meta:creation-date>
    <dc:date>2025-06-27T13:05:42.99</dc:date>
    <dc:creator>Christian Diego Cobos Marcos</dc:creator>
    <meta:editing-duration>PT22H12M12S</meta:editing-duration>
    <meta:editing-cycles>1</meta:editing-cycles>
    <meta:document-statistic meta:object-count="76"/>
    <meta:generator>OpenOffice/4.1.15$Win32 OpenOffice.org_project/4115m2$Build-9813</meta:generator>
  </office:meta>
</office:document-meta>
</file>